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3535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2.6847in"/>
    </style:style>
    <style:style style:name="Table1.C" style:family="table-column">
      <style:table-column-properties style:column-width="2.7382in"/>
    </style:style>
    <style:style style:name="Table1.D" style:family="table-column">
      <style:table-column-properties style:column-width="2.33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language-asian="pl" style:country-asian="PL" style:language-complex="ar" style:country-complex="SA"/>
    </style:style>
    <style:style style:name="P2" style:family="paragraph" style:parent-style-name="Text_20_body">
      <style:text-properties fo:font-style="italic" style:language-asian="pl" style:country-asian="PL" style:font-style-asian="italic" style:language-complex="ar" style:country-complex="SA" style:font-style-complex="italic"/>
    </style:style>
    <style:style style:name="P3" style:family="paragraph" style:parent-style-name="Table_20_Contents">
      <style:paragraph-properties fo:margin-left="0.0398in" fo:margin-right="0.0398in" fo:margin-top="0.0398in" fo:margin-bottom="0.0398in" fo:text-indent="0in" style:auto-text-indent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margin-left="0.0398in" fo:margin-right="0.0398in" fo:margin-top="0.0398in" fo:margin-bottom="0.0398in" fo:text-indent="0in" style:auto-text-indent="false" style:snap-to-layout-gri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margin-left="0.0398in" fo:margin-right="0.0398in" fo:margin-top="0.0398in" fo:margin-bottom="0.0398in" fo:text-indent="0in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.0398in" fo:margin-right="0.0398in" fo:margin-top="0.1181in" fo:margin-bottom="0.2362in" fo:text-indent="0in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.0398in" fo:margin-right="0.0398in" fo:margin-top="0.1181in" fo:margin-bottom="0.2362in" fo:text-align="start" style:justify-single-word="false" fo:text-indent="0in" style:auto-text-indent="false" style:snap-to-layout-gri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0.0398in" fo:margin-right="0.0398in" fo:margin-top="0.1181in" fo:margin-bottom="0.1965in" fo:text-indent="0in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left="0.0398in" fo:margin-right="0.0398in" fo:margin-top="0.1181in" fo:margin-bottom="0.1965in" fo:text-align="start" style:justify-single-word="false" fo:text-indent="0in" style:auto-text-indent="false" style:snap-to-layout-gri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pl" style:country-asian="PL" style:font-weight-asian="bold" style:language-complex="ar" style:country-complex="SA" style:font-weight-complex="bold"/>
    </style:style>
    <style:style style:name="T3" style:family="text">
      <style:text-properties style:language-asian="pl" style:country-asian="PL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3">Advanced learning goals</text:p>
      <text:p text:style-name="Text_20_body">You can combine the Blooms Taxonomy levels (columns) with a competence-based model (rows). <text:span text:style-name="T3">Competences that scientifists need to have include </text:span><text:span text:style-name="T2">working with facts</text:span><text:span text:style-name="T3"> from a specified domain of knowledge, </text:span><text:span text:style-name="T2">applying the scientific method</text:span><text:span text:style-name="T3"> (observing, formulating and testing hypotheses), </text:span><text:span text:style-name="T2">communication</text:span><text:span text:style-name="T3"> (describing, presenting, writing, using web resources), </text:span><text:span text:style-name="T2">evaluation</text:span><text:span text:style-name="T3"> (relating to other sources of information, practical applicability, limits of methods).</text:span></text:p>
      <text:p text:style-name="Text_20_body">This results in lots of different learning goals. During a longer course, you can use a similar table to create a diverse set of goal – this makes the course more interesting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Basic (Blooms 1-2)</text:p>
            <text:p text:style-name="P3">(know, identify, reproduce)</text:p>
          </table:table-cell>
          <table:table-cell table:style-name="Table1.A1" office:value-type="string">
            <text:p text:style-name="P5">Intermediate (Blooms 3-4)</text:p>
            <text:p text:style-name="P3">(apply, order, associate)</text:p>
          </table:table-cell>
          <table:table-cell table:style-name="Table1.D1" office:value-type="string">
            <text:p text:style-name="P5">Advanced (Blooms 5-6)</text:p>
            <text:p text:style-name="P3">(transfer to related fields)</text:p>
          </table:table-cell>
        </table:table-row>
        <table:table-row table:style-name="Table1.1">
          <table:table-cell table:style-name="Table1.A2" office:value-type="string">
            <text:p text:style-name="P6">Facts</text:p>
          </table:table-cell>
          <table:table-cell table:style-name="Table1.A2" office:value-type="string">
            <text:p text:style-name="P7"><text:span text:style-name="T1">Recognize</text:span> 10 representative bird species.</text:p>
          </table:table-cell>
          <table:table-cell table:style-name="Table1.A2" office:value-type="string">
            <text:p text:style-name="P7"><text:span text:style-name="T1">Arrange</text:span> birds into a taxonomic tree.</text:p>
          </table:table-cell>
          <table:table-cell table:style-name="Table1.D2" office:value-type="string">
            <text:p text:style-name="P7"><text:span text:style-name="T1">Classify</text:span> an unknown bird.</text:p>
          </table:table-cell>
        </table:table-row>
        <table:table-row table:style-name="Table1.1">
          <table:table-cell table:style-name="Table1.A2" office:value-type="string">
            <text:p text:style-name="P6">Scientific method</text:p>
          </table:table-cell>
          <table:table-cell table:style-name="Table1.A2" office:value-type="string">
            <text:p text:style-name="P7"><text:span text:style-name="T1">Record observations:</text:span> Describe features of a bird accurately.</text:p>
          </table:table-cell>
          <table:table-cell table:style-name="Table1.A2" office:value-type="string">
            <text:p text:style-name="P7"><text:span text:style-name="T1">Answer hypotheses:</text:span> <text:line-break/>All birds that cannot fly compensate by good running or swimming.</text:p>
          </table:table-cell>
          <table:table-cell table:style-name="Table1.D2" office:value-type="string">
            <text:p text:style-name="P7"><text:span text:style-name="T1">Formulate hypotheses:</text:span> What the form of the beak tells about a birds food habits.</text:p>
          </table:table-cell>
        </table:table-row>
        <table:table-row table:style-name="Table1.1">
          <table:table-cell table:style-name="Table1.A2" office:value-type="string">
            <text:p text:style-name="P6">Communication</text:p>
          </table:table-cell>
          <table:table-cell table:style-name="Table1.A2" office:value-type="string">
            <text:p text:style-name="P7"><text:span text:style-name="T1">Know</text:span> latin species names of 10 birds.</text:p>
          </table:table-cell>
          <table:table-cell table:style-name="Table1.A2" office:value-type="string">
            <text:p text:style-name="P7"><text:span text:style-name="T1">Draw</text:span> distinctive features of a bird.</text:p>
          </table:table-cell>
          <table:table-cell table:style-name="Table1.D2" office:value-type="string">
            <text:p text:style-name="P7"><text:span text:style-name="T1">Present</text:span> a bird species.</text:p>
          </table:table-cell>
        </table:table-row>
        <table:table-row table:style-name="Table1.1">
          <table:table-cell table:style-name="Table1.A2" office:value-type="string">
            <text:p text:style-name="P8">Evaluation</text:p>
          </table:table-cell>
          <table:table-cell table:style-name="Table1.A2" office:value-type="string">
            <text:p text:style-name="P9"><text:span text:style-name="T1">Verify</text:span> information about bird species in the literature.</text:p>
          </table:table-cell>
          <table:table-cell table:style-name="Table1.A2" office:value-type="string">
            <text:p text:style-name="P9">How is taxonomic classification <text:span text:style-name="T1">applicable</text:span> in a <text:s/>natural habitat.</text:p>
          </table:table-cell>
          <table:table-cell table:style-name="Table1.D2" office:value-type="string">
            <text:p text:style-name="P9">What are the <text:span text:style-name="T1">limits</text:span> of observation-based taxonomy in birds and other animals?</text:p>
          </table:table-cell>
        </table:table-row>
      </table:table>
      <text:p text:style-name="Text_20_body"/>
      <text:p text:style-name="P2">Table: classification of learning goals according to difficulty (x-axis) and competences (y-axi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6pt" fo:font-weight="bold" style:font-size-asian="16pt" style:font-weight-asian="bold" style:font-name-complex="Verdan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7:32:18</meta:creation-date>
    <dc:date>2014-10-27T17:47:11</dc:date>
    <dc:creator>Academis </dc:creator>
    <meta:editing-duration>PT2M28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26" meta:word-count="224" meta:character-count="1553" meta:non-whitespace-character-count="1353"/>
  </office:meta>
</office:document-meta>
</file>